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1.4772in" fo:margin-right="0in" fo:text-indent="0in" style:auto-text-indent="false"/>
      <style:text-properties fo:font-size="14pt" fo:font-weight="bold" style:font-size-asian="14pt" style:font-weight-asian="bold" style:font-size-complex="14pt" style:font-weight-complex="bold"/>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9063f"/>
    </style:style>
    <style:style style:name="P4" style:family="paragraph" style:parent-style-name="Text_20_body">
      <style:paragraph-properties fo:text-align="justify" style:justify-single-word="false"/>
      <style:text-properties officeooo:rsid="00178785" officeooo:paragraph-rsid="00178785"/>
    </style:style>
    <style:style style:name="P5" style:family="paragraph" style:parent-style-name="Text_20_body">
      <style:paragraph-properties fo:text-align="justify" style:justify-single-word="false"/>
      <style:text-properties officeooo:rsid="00178785" officeooo:paragraph-rsid="00188485"/>
    </style:style>
    <style:style style:name="P6" style:family="paragraph" style:parent-style-name="Text_20_body">
      <style:paragraph-properties fo:text-align="justify" style:justify-single-word="false"/>
      <style:text-properties officeooo:rsid="001af840" officeooo:paragraph-rsid="001af840"/>
    </style:style>
    <style:style style:name="P7" style:family="paragraph" style:parent-style-name="Text_20_body">
      <style:paragraph-properties fo:text-align="justify" style:justify-single-word="false"/>
      <style:text-properties officeooo:paragraph-rsid="001b054a"/>
    </style:style>
    <style:style style:name="P8" style:family="paragraph" style:parent-style-name="Text_20_body">
      <style:paragraph-properties fo:text-align="justify" style:justify-single-word="false"/>
      <style:text-properties officeooo:rsid="001b054a" officeooo:paragraph-rsid="001b054a"/>
    </style:style>
    <style:style style:name="T1" style:family="text">
      <style:text-properties officeooo:rsid="00141d51"/>
    </style:style>
    <style:style style:name="T2" style:family="text">
      <style:text-properties fo:color="#ce181e"/>
    </style:style>
    <style:style style:name="T3" style:family="text">
      <style:text-properties fo:color="#ce181e" style:text-underline-style="solid" style:text-underline-width="auto" style:text-underline-color="font-color"/>
    </style:style>
    <style:style style:name="T4" style:family="text">
      <style:text-properties fo:color="#ce181e" fo:background-color="#fff200" loext:char-shading-value="0"/>
    </style:style>
    <style:style style:name="T5" style:family="text">
      <style:text-properties officeooo:rsid="00178785"/>
    </style:style>
    <style:style style:name="T6" style:family="text">
      <style:text-properties fo:color="#0066b3"/>
    </style:style>
    <style:style style:name="T7" style:family="text">
      <style:text-properties fo:color="#0066b3" officeooo:rsid="00188485"/>
    </style:style>
    <style:style style:name="T8" style:family="text">
      <style:text-properties officeooo:rsid="00188485"/>
    </style:style>
    <style:style style:name="T9" style:family="text">
      <style:text-properties officeooo:rsid="0019063f"/>
    </style:style>
    <style:style style:name="T10" style:family="text">
      <style:text-properties officeooo:rsid="001b05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locate memory in the heap using malloc</text:p>
      <text:p text:style-name="Standard"/>
      <text:p text:style-name="P2"><text:span text:style-name="T1">I will learn </text:span>how to allocate memory for <text:span text:style-name="T1">my</text:span> own variables <text:span text:style-name="T2">at runtime</text:span>. This is called dynamic memory allocation. This will happen in a <text:span text:style-name="T2">new location in memory named the heap</text:span>. So far, we've seen variables stored in a location named the stack. This location is for so-called automatic duration variables that come and go as functions or blocks are entered and exited. As you know, <text:span text:style-name="T3">automatically allocated variables</text:span><text:span text:style-name="T2"> only persist during their own block or function</text:span>. <text:span text:style-name="T3">Dynamically allocated memory</text:span><text:span text:style-name="T2">, on the other hand, is explicitly managed, so allocated and freed, by the user from the so-called heap</text:span>.</text:p>
      <text:p text:style-name="P2">In c the function to ask from memory is called <text:span text:style-name="T4">malloc</text:span>, as in memory allocation. And is part of the <text:span text:style-name="T2">standard library: stdlib</text:span>. So in order to be able to use this malloc function, we need to #include this library. So <text:span text:style-name="T2">we type #include, and then it's stdlib.h, standard library</text:span>. Just like we normally include the standard Input/Output library if we want to use printf and scanf, we need to include the standard library if we want to include something like malloc.</text:p>
      <text:p text:style-name="P4">Example</text:p>
      <text:p text:style-name="P4"><text:span text:style-name="T6">#include</text:span> <text:span text:style-name="T2">&lt;stdlib.h&gt;</text:span></text:p>
      <text:p text:style-name="P4"><text:span text:style-name="T6">int</text:span> main(<text:span text:style-name="T6">void</text:span>){</text:p>
      <text:p text:style-name="P4"><text:s text:c="4"/>//! showMemory(start=272)</text:p>
      <text:p text:style-name="P4"><text:s text:c="4"/><text:span text:style-name="T6">malloc</text:span>(4);</text:p>
      <text:p text:style-name="P4"><text:s text:c="4"/><text:span text:style-name="T6">return 0</text:span>;</text:p>
      <text:p text:style-name="P4">}</text:p>
      <text:p text:style-name="P2"><text:span text:style-name="T5">when you run the above program, y</text:span>ou see the memory visualization showing up. And it's showing up <text:span text:style-name="T2">somewhere in the middle of my memory</text:span>. So after this malloc command is called, various things happen. I'm going to move the memory strip so that it's right in the middle. So you see a block of red, then a block of white, and another block of red. The <text:span text:style-name="T2">white block in the middle is the one that was actually </text:span><text:span text:style-name="T3">preserved for me</text:span>, so from memory location 104 to 107. <text:span text:style-name="T2">That's what malloc reserved for me</text:span>. But to the left of that block, something happened, as well as to the right of that block. What precisely happens there depends on your personal architecture and implementation. So here I show you how our implementation works. To the <text:span text:style-name="T2">left</text:span> of the four bytes that were reserved via malloc, you see four more bytes, and <text:span text:style-name="T2">the number 8 is stored in</text:span> there. That 8 indicates that we're reserving space, 4 for malloc, and then another 4. <text:span text:style-name="T2">Those are the four right spaces to the right of the space that were reserved. To the right of the four bytes that are reserved via malloc, you see another four bytes and some random number in there, EEF9. It's a hexadecimal number, and it indicates how much free space is remaining in the heap</text:span>. So if I move this memory visualization over, you see there's lots and lots of free memory remaining. I'll move it back over here. <text:span text:style-name="T2">So this number simply indicates how much memory is remaining so that subsequent calls of malloc know how much space there actually is left</text:span>.</text:p>
      <text:p text:style-name="P2"><text:tab/>Now, typically you <text:span text:style-name="T2">wouldn't put a </text:span><text:span text:style-name="T3">direct number</text:span> into the malloc function. Rather, you would use the <text:span text:style-name="T6">sizeof</text:span> function to reserve space for the type of variable that you actually wanted to store in that space. So suppose you wanted to store an integer.</text:p>
      <text:p text:style-name="P5"><text:soft-page-break/>Example</text:p>
      <text:p text:style-name="P5"><text:span text:style-name="T6">#include</text:span> <text:span text:style-name="T2">&lt;stdlib.h&gt;</text:span></text:p>
      <text:p text:style-name="P5"><text:span text:style-name="T6">int</text:span> main(<text:span text:style-name="T6">void</text:span>){</text:p>
      <text:p text:style-name="P5"><text:s text:c="4"/>//! showMemory(start=272)</text:p>
      <text:p text:style-name="P5"><text:s text:c="4"/><text:span text:style-name="T6">malloc</text:span>( <text:span text:style-name="T8">3 * </text:span><text:span text:style-name="T7">sizeof</text:span><text:span text:style-name="T8">(</text:span><text:span text:style-name="T7">int</text:span><text:span text:style-name="T8">)</text:span>); <text:span text:style-name="T8">(with using 3 *, we store memory location for three integer)</text:span></text:p>
      <text:p text:style-name="P5"><text:s text:c="4"/><text:span text:style-name="T6">return 0</text:span>;</text:p>
      <text:p text:style-name="P5">}</text:p>
      <text:p text:style-name="P3"><text:span text:style-name="T9">in order to</text:span> access these memory locations, <text:span text:style-name="T2">I need to store the address of where malloc found that space</text:span> in some kind of variable. Well, we need a pointer. So for example, <text:span text:style-name="T2">if we wanted to store where my integer space is reserved, I need an integer pointer</text:span>. So <text:span text:style-name="T6">int*</text:span> is a pointer to an integer, the address of an integer. And let's call it just int ptr as in integer pointer. Similarly, <text:span text:style-name="T6">if I wanted to store the address of where that double can live, I should use a double pointer</text:span>. And I'll call it double ptr. </text:p>
      <text:p text:style-name="P7"><text:tab/>I'm just going to get space for one integer and one double here just to make life a little easier. So malloc actually returns a pointer that contains the address of that location where the block starts that malloc reserved. remember, the <text:span text:style-name="T6">malloc</text:span> function <text:span text:style-name="T2">returns simply a </text:span><text:span text:style-name="T3">void</text:span><text:span text:style-name="T2"> pointer</text:span> which we <text:span text:style-name="T2">need to then cast to the correct data type</text:span>. <text:span text:style-name="T10">We change</text:span></text:p>
      <text:p text:style-name="P7"><text:s/>intptr = <text:span text:style-name="T6">malloc</text:span>(<text:span text:style-name="T6">sizeof</text:span>(int));</text:p>
      <text:p text:style-name="P8">to </text:p>
      <text:p text:style-name="P8"><text:s/>intptr = (<text:span text:style-name="T6">int</text:span> *) <text:span text:style-name="T6">malloc</text:span>(<text:span text:style-name="T6">sizeof</text:span>(int));</text:p>
      <text:p text:style-name="P7">So now that we have a pointer to the space that was reserved for us via malloc, we could put something in it.</text:p>
      <text:p text:style-name="P3"/>
      <text:p text:style-name="P6">Example:</text:p>
      <text:p text:style-name="P6"/>
      <text:p text:style-name="P3">#include &lt;stdlib.h&gt;</text:p>
      <text:p text:style-name="P3">int main(void){</text:p>
      <text:p text:style-name="P3"><text:s text:c="4"/>//! showMemory(start=272)</text:p>
      <text:p text:style-name="P3"><text:s text:c="4"/>int * intptr;</text:p>
      <text:p text:style-name="P3"><text:s text:c="4"/>double * doubleptr;</text:p>
      <text:p text:style-name="P3"><text:s text:c="4"/>intptr = (int *) malloc(sizeof(int));</text:p>
      <text:p text:style-name="P3"><text:s text:c="4"/>* intptr = 5;</text:p>
      <text:p text:style-name="P3"><text:s text:c="4"/>doubleptr = (double *) malloc(sizeof(double));</text:p>
      <text:p text:style-name="P3"><text:soft-page-break/><text:s text:c="4"/>* doubleptr = 9.0;</text:p>
      <text:p text:style-name="P3"><text:s text:c="4"/>return 0;</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23:00:54.825912497</meta:creation-date>
    <dc:date>2019-04-15T22:45:37.744707579</dc:date>
    <meta:editing-duration>PT1H4M31S</meta:editing-duration>
    <meta:editing-cycles>4</meta:editing-cycles>
    <meta:generator>LibreOffice/6.0.7.3$Linux_X86_64 LibreOffice_project/00m0$Build-3</meta:generator>
    <meta:document-statistic meta:table-count="0" meta:image-count="0" meta:object-count="0" meta:page-count="3" meta:paragraph-count="37" meta:word-count="766" meta:character-count="4385" meta:non-whitespace-character-count="3594"/>
  </office:meta>
</office:document-meta>
</file>